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1c3a56" officeooo:paragraph-rsid="001c3a5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1c3a56" officeooo:paragraph-rsid="001c3a56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1f8285" officeooo:paragraph-rsid="001f8285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216b73" officeooo:paragraph-rsid="00216b73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2318c0" officeooo:paragraph-rsid="002318c0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officeooo:rsid="0026cd9b" officeooo:paragraph-rsid="0026cd9b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fd01b" officeooo:paragraph-rsid="002fd01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1pt" style:text-underline-style="solid" style:text-underline-width="auto" style:text-underline-color="font-color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268f7" officeooo:paragraph-rsid="003268f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48362" officeooo:paragraph-rsid="00348362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style:text-underline-style="solid" style:text-underline-width="auto" style:text-underline-color="font-color" officeooo:rsid="003580a6" officeooo:paragraph-rsid="003580a6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1c3a56" officeooo:paragraph-rsid="001c3a56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1f8285" officeooo:paragraph-rsid="001f82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16b73" officeooo:paragraph-rsid="00216b73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20ab0" officeooo:paragraph-rsid="00220ab0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318c0" officeooo:paragraph-rsid="002318c0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officeooo:rsid="0026cd9b" officeooo:paragraph-rsid="0026cd9b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275bc7" officeooo:paragraph-rsid="00275bc7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2fd01b" officeooo:paragraph-rsid="002fd01b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309d3a" officeooo:paragraph-rsid="00309d3a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18c0" officeooo:paragraph-rsid="002318c0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98b44" officeooo:paragraph-rsid="00298b44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be461" officeooo:paragraph-rsid="002be461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c6b0e" officeooo:paragraph-rsid="002c6b0e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09d3a" officeooo:paragraph-rsid="00309d3a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268f7" officeooo:paragraph-rsid="003268f7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 fo:font-size="11pt" style:text-underline-style="none" fo:font-weight="normal" officeooo:rsid="00347657" officeooo:paragraph-rsid="00347657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47657" officeooo:paragraph-rsid="00347657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weight="bold" officeooo:rsid="00275bc7" officeooo:paragraph-rsid="00275bc7" style:font-size-asian="9.60000038146973pt" style:font-weight-asian="bold" style:font-size-complex="11pt" style:font-weight-complex="bold"/>
    </style:style>
    <style:style style:name="P39" style:family="paragraph" style:parent-style-name="Standard">
      <style:text-properties style:font-name="arial" fo:font-size="11pt" officeooo:rsid="003580a6" officeooo:paragraph-rsid="003580a6" style:font-size-asian="11pt" style:font-size-complex="11pt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officeooo:rsid="001c3a56" officeooo:paragraph-rsid="001c3a56" style:font-size-asian="9.60000038146973pt" style:font-size-complex="11pt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officeooo:rsid="001c3a56" officeooo:paragraph-rsid="001c3a56" style:font-size-asian="9.60000038146973pt" style:font-size-complex="11pt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officeooo:rsid="001e2e9a" officeooo:paragraph-rsid="001e2e9a" style:font-size-asian="9.60000038146973pt" style:font-size-complex="11pt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officeooo:rsid="001f8285" officeooo:paragraph-rsid="001f8285" style:font-size-asian="9.60000038146973pt" style:font-size-complex="11pt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officeooo:rsid="001f8285" officeooo:paragraph-rsid="001f8285" style:font-size-asian="9.60000038146973pt" style:font-size-complex="11pt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officeooo:rsid="00216b73" officeooo:paragraph-rsid="00216b73" style:font-size-asian="9.60000038146973pt" style:font-size-complex="11pt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officeooo:rsid="00216b73" officeooo:paragraph-rsid="00216b73" style:font-size-asian="9.60000038146973pt" style:font-size-complex="11pt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officeooo:rsid="00220ab0" officeooo:paragraph-rsid="00220ab0" style:font-size-asian="9.60000038146973pt" style:font-size-complex="11pt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officeooo:rsid="002318c0" officeooo:paragraph-rsid="002318c0" style:font-size-asian="9.60000038146973pt" style:font-size-complex="11pt"/>
    </style:style>
    <style:style style:name="P49" style:family="paragraph" style:parent-style-name="Standard" style:list-style-name="L5">
      <style:paragraph-properties fo:text-align="start" style:justify-single-word="false" fo:break-before="page"/>
      <style:text-properties style:font-name="arial" fo:font-size="11pt" style:text-underline-style="none" officeooo:rsid="002318c0" officeooo:paragraph-rsid="002318c0" style:font-size-asian="9.60000038146973pt" style:font-size-complex="11pt"/>
    </style:style>
    <style:style style:name="P50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officeooo:rsid="0026cd9b" officeooo:paragraph-rsid="0026cd9b" style:font-size-asian="9.60000038146973pt" style:font-size-complex="11pt"/>
    </style:style>
    <style:style style:name="P51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officeooo:rsid="0026cd9b" officeooo:paragraph-rsid="0026cd9b" style:font-size-asian="9.60000038146973pt" style:font-size-complex="11pt"/>
    </style:style>
    <style:style style:name="P52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54" style:family="paragraph" style:parent-style-name="Standard" style:list-style-name="L10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55" style:family="paragraph" style:parent-style-name="Standard" style:list-style-name="L11">
      <style:paragraph-properties fo:text-align="start" style:justify-single-word="false"/>
      <style:text-properties style:font-name="arial" fo:font-size="11pt" style:text-underline-style="none" fo:font-weight="normal" officeooo:rsid="0028121d" officeooo:paragraph-rsid="0028121d" style:font-size-asian="9.60000038146973pt" style:font-weight-asian="normal" style:font-size-complex="11pt" style:font-weight-complex="normal"/>
    </style:style>
    <style:style style:name="P56" style:family="paragraph" style:parent-style-name="Standard" style:list-style-name="L12">
      <style:paragraph-properties fo:text-align="start" style:justify-single-word="false"/>
      <style:text-properties style:font-name="arial" fo:font-size="11pt" style:text-underline-style="none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57" style:family="paragraph" style:parent-style-name="Standard" style:list-style-name="L13">
      <style:paragraph-properties fo:text-align="start" style:justify-single-word="false"/>
      <style:text-properties style:font-name="arial" fo:font-size="11pt" style:text-underline-style="none" fo:font-weight="normal" officeooo:rsid="002a3d50" officeooo:paragraph-rsid="002a3d50" style:font-size-asian="9.60000038146973pt" style:font-weight-asian="normal" style:font-size-complex="11pt" style:font-weight-complex="normal"/>
    </style:style>
    <style:style style:name="P58" style:family="paragraph" style:parent-style-name="Standard" style:list-style-name="L14">
      <style:paragraph-properties fo:text-align="start" style:justify-single-word="false"/>
      <style:text-properties style:font-name="arial" fo:font-size="11pt" style:text-underline-style="none" fo:font-weight="normal" officeooo:rsid="002be461" officeooo:paragraph-rsid="002be461" style:font-size-asian="9.60000038146973pt" style:font-weight-asian="normal" style:font-size-complex="11pt" style:font-weight-complex="normal"/>
    </style:style>
    <style:style style:name="P59" style:family="paragraph" style:parent-style-name="Standard" style:list-style-name="L15">
      <style:paragraph-properties fo:text-align="start" style:justify-single-word="false"/>
      <style:text-properties style:font-name="arial" fo:font-size="11pt" style:text-underline-style="none" fo:font-weight="normal" officeooo:rsid="002be461" officeooo:paragraph-rsid="002be461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15">
      <style:paragraph-properties fo:text-align="start" style:justify-single-word="false"/>
      <style:text-properties style:font-name="arial" fo:font-size="11pt" style:text-underline-style="none" fo:font-weight="normal" officeooo:rsid="002c6b0e" officeooo:paragraph-rsid="002c6b0e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16">
      <style:paragraph-properties fo:text-align="start" style:justify-single-word="false"/>
      <style:text-properties style:font-name="arial" fo:font-size="11pt" style:text-underline-style="none" fo:font-weight="normal" officeooo:rsid="002c6b0e" officeooo:paragraph-rsid="002c6b0e" style:font-size-asian="9.60000038146973pt" style:font-weight-asian="normal" style:font-size-complex="11pt" style:font-weight-complex="normal"/>
    </style:style>
    <style:style style:name="P62" style:family="paragraph" style:parent-style-name="Standard" style:list-style-name="L16">
      <style:paragraph-properties fo:text-align="start" style:justify-single-word="false"/>
      <style:text-properties style:font-name="arial" fo:font-size="11pt" style:text-underline-style="none" fo:font-weight="normal" officeooo:rsid="002fd01b" officeooo:paragraph-rsid="002fd01b" style:font-size-asian="9.60000038146973pt" style:font-weight-asian="normal" style:font-size-complex="11pt" style:font-weight-complex="normal"/>
    </style:style>
    <style:style style:name="P63" style:family="paragraph" style:parent-style-name="Standard" style:list-style-name="L17">
      <style:paragraph-properties fo:text-align="start" style:justify-single-word="false"/>
      <style:text-properties style:font-name="arial" fo:font-size="11pt" style:text-underline-style="none" fo:font-weight="normal" officeooo:rsid="002fd01b" officeooo:paragraph-rsid="002fd01b" style:font-size-asian="9.60000038146973pt" style:font-weight-asian="normal" style:font-size-complex="11pt" style:font-weight-complex="normal"/>
    </style:style>
    <style:style style:name="P64" style:family="paragraph" style:parent-style-name="Standard" style:list-style-name="L17">
      <style:paragraph-properties fo:text-align="start" style:justify-single-word="false"/>
      <style:text-properties style:font-name="arial" fo:font-size="11pt" style:text-underline-style="none" fo:font-weight="normal" officeooo:rsid="003024fa" officeooo:paragraph-rsid="003024fa" style:font-size-asian="9.60000038146973pt" style:font-weight-asian="normal" style:font-size-complex="11pt" style:font-weight-complex="normal"/>
    </style:style>
    <style:style style:name="P65" style:family="paragraph" style:parent-style-name="Standard" style:list-style-name="L17">
      <style:paragraph-properties fo:text-align="start" style:justify-single-word="false"/>
      <style:text-properties style:font-name="arial" fo:font-size="11pt" style:text-underline-style="none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18">
      <style:paragraph-properties fo:text-align="start" style:justify-single-word="false"/>
      <style:text-properties style:font-name="arial" fo:font-size="11pt" style:text-underline-style="none" fo:font-weight="normal" officeooo:rsid="0030699e" officeooo:paragraph-rsid="0030699e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18">
      <style:paragraph-properties fo:text-align="start" style:justify-single-word="false"/>
      <style:text-properties style:font-name="arial" fo:font-size="11pt" style:text-underline-style="none" fo:font-weight="normal" officeooo:rsid="00308080" officeooo:paragraph-rsid="00308080" style:font-size-asian="9.60000038146973pt" style:font-weight-asian="normal" style:font-size-complex="11pt" style:font-weight-complex="normal"/>
    </style:style>
    <style:style style:name="P68" style:family="paragraph" style:parent-style-name="Standard" style:list-style-name="L18">
      <style:paragraph-properties fo:text-align="start" style:justify-single-word="false"/>
      <style:text-properties style:font-name="arial" fo:font-size="11pt" style:text-underline-style="none" fo:font-weight="normal" officeooo:rsid="00309d3a" officeooo:paragraph-rsid="00309d3a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19">
      <style:paragraph-properties fo:text-align="start" style:justify-single-word="false"/>
      <style:text-properties style:font-name="arial" fo:font-size="11pt" style:text-underline-style="none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71" style:family="paragraph" style:parent-style-name="Standard" style:list-style-name="L20">
      <style:paragraph-properties fo:text-align="start" style:justify-single-word="false"/>
      <style:text-properties style:font-name="arial" fo:font-size="11pt" style:text-underline-style="none" fo:font-weight="normal" officeooo:rsid="0030efd3" officeooo:paragraph-rsid="0030efd3" style:font-size-asian="9.60000038146973pt" style:font-weight-asian="normal" style:font-size-complex="11pt" style:font-weight-complex="normal"/>
    </style:style>
    <style:style style:name="P72" style:family="paragraph" style:parent-style-name="Standard" style:list-style-name="L20">
      <style:paragraph-properties fo:text-align="start" style:justify-single-word="false"/>
      <style:text-properties style:font-name="arial" fo:font-size="11pt" style:text-underline-style="none" fo:font-weight="normal" officeooo:rsid="003268f7" officeooo:paragraph-rsid="003268f7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3268f7" officeooo:paragraph-rsid="003268f7" style:font-size-asian="9.60000038146973pt" style:font-weight-asian="normal" style:font-size-complex="11pt" style:font-weight-complex="normal"/>
    </style:style>
    <style:style style:name="P74" style:family="paragraph" style:parent-style-name="Standard" style:list-style-name="L21">
      <style:paragraph-properties fo:text-align="start" style:justify-single-word="false"/>
      <style:text-properties style:font-name="arial" fo:font-size="11pt" style:text-underline-style="none" fo:font-weight="normal" officeooo:rsid="00337d15" officeooo:paragraph-rsid="00337d15" style:font-size-asian="9.60000038146973pt" style:font-weight-asian="normal" style:font-size-complex="11pt" style:font-weight-complex="normal"/>
    </style:style>
    <style:style style:name="P75" style:family="paragraph" style:parent-style-name="Standard" style:list-style-name="L22">
      <style:paragraph-properties fo:text-align="start" style:justify-single-word="false"/>
      <style:text-properties style:font-name="arial" fo:font-size="11pt" style:text-underline-style="none" fo:font-weight="normal" officeooo:rsid="00347657" officeooo:paragraph-rsid="00347657" style:font-size-asian="9.60000038146973pt" style:font-weight-asian="normal" style:font-size-complex="11pt" style:font-weight-complex="normal"/>
    </style:style>
    <style:style style:name="P76" style:family="paragraph" style:parent-style-name="Standard" style:list-style-name="L23">
      <style:paragraph-properties fo:text-align="start" style:justify-single-word="false"/>
      <style:text-properties style:font-name="arial" fo:font-size="11pt" style:text-underline-style="none" fo:font-weight="normal" officeooo:rsid="00348362" officeooo:paragraph-rsid="00348362" style:font-size-asian="9.60000038146973pt" style:font-weight-asian="normal" style:font-size-complex="11pt" style:font-weight-complex="normal"/>
    </style:style>
    <style:style style:name="P77" style:family="paragraph" style:parent-style-name="Standard" style:list-style-name="L23">
      <style:paragraph-properties fo:text-align="start" style:justify-single-word="false"/>
      <style:text-properties style:font-name="arial" fo:font-size="11pt" style:text-underline-style="none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78" style:family="paragraph" style:parent-style-name="Standard" style:list-style-name="L24">
      <style:paragraph-properties fo:text-align="start" style:justify-single-word="false"/>
      <style:text-properties style:font-name="arial" fo:font-size="11pt" style:text-underline-style="none" fo:font-weight="normal" officeooo:rsid="00355acf" officeooo:paragraph-rsid="00355acf" style:font-size-asian="9.60000038146973pt" style:font-weight-asian="normal" style:font-size-complex="11pt" style:font-weight-complex="normal"/>
    </style:style>
    <style:style style:name="P79" style:family="paragraph" style:parent-style-name="Standard" style:list-style-name="L24">
      <style:paragraph-properties fo:text-align="start" style:justify-single-word="false"/>
      <style:text-properties style:font-name="arial" fo:font-size="11pt" style:text-underline-style="none" fo:font-weight="normal" officeooo:rsid="003580a6" officeooo:paragraph-rsid="003580a6" style:font-size-asian="9.60000038146973pt" style:font-weight-asian="normal" style:font-size-complex="11pt" style:font-weight-complex="normal"/>
    </style:style>
    <style:style style:name="P80" style:family="paragraph" style:parent-style-name="Standard" style:list-style-name="L24">
      <style:text-properties style:font-name="arial" fo:font-size="11pt" officeooo:rsid="003580a6" officeooo:paragraph-rsid="003580a6" style:font-size-asian="11pt" style:font-size-complex="11pt"/>
    </style:style>
    <style:style style:name="P81" style:family="paragraph" style:parent-style-name="Standard" style:list-style-name="L25">
      <style:text-properties style:font-name="arial" fo:font-size="11pt" officeooo:rsid="003580a6" officeooo:paragraph-rsid="003580a6" style:font-size-asian="11pt" style:font-size-complex="11pt"/>
    </style:style>
    <style:style style:name="T1" style:family="text">
      <style:text-properties officeooo:rsid="001e2e9a"/>
    </style:style>
    <style:style style:name="T2" style:family="text">
      <style:text-properties officeooo:rsid="001f8285"/>
    </style:style>
    <style:style style:name="T3" style:family="text">
      <style:text-properties officeooo:rsid="00216b7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be461"/>
    </style:style>
    <style:style style:name="T6" style:family="text">
      <style:text-properties officeooo:rsid="0026cd9b"/>
    </style:style>
    <style:style style:name="T7" style:family="text">
      <style:text-properties officeooo:rsid="00298b44"/>
    </style:style>
    <style:style style:name="T8" style:family="text">
      <style:text-properties officeooo:rsid="002df5fc"/>
    </style:style>
    <style:style style:name="T9" style:family="text">
      <style:text-properties officeooo:rsid="003024fa"/>
    </style:style>
    <style:style style:name="T10" style:family="text">
      <style:text-properties officeooo:rsid="0030699e"/>
    </style:style>
    <style:style style:name="T11" style:family="text">
      <style:text-properties officeooo:rsid="00355acf"/>
    </style:style>
    <style:style style:name="T12" style:family="text">
      <style:text-properties officeooo:rsid="003873f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ntesis tema 2</text:p>
      <text:p text:style-name="P38">Hardware de la placa base</text:p>
      <text:p text:style-name="P2">La placa base</text:p>
      <text:p text:style-name="P2"/>
      <text:p text:style-name="P16">Interconecta todos los componentes del ordenador.</text:p>
      <text:p text:style-name="P16"/>
      <text:p text:style-name="P16">Elementos</text:p>
      <text:list xml:id="list3549759495" text:style-name="L1">
        <text:list-item>
          <text:p text:style-name="P40">Zócalo</text:p>
        </text:list-item>
        <text:list-item>
          <text:p text:style-name="P40">Ranuras de memoria</text:p>
        </text:list-item>
        <text:list-item>
          <text:p text:style-name="P40">Ranuras de expansión</text:p>
        </text:list-item>
        <text:list-item>
          <text:p text:style-name="P40">Chipset</text:p>
        </text:list-item>
        <text:list-item>
          <text:p text:style-name="P40">BIOS</text:p>
        </text:list-item>
        <text:list-item>
          <text:p text:style-name="P40">Conectores internos</text:p>
        </text:list-item>
        <text:list-item>
          <text:p text:style-name="P40">Conectores externos</text:p>
        </text:list-item>
        <text:list-item>
          <text:p text:style-name="P40">Conectores eléctricos</text:p>
        </text:list-item>
        <text:list-item>
          <text:p text:style-name="P40">Batería</text:p>
        </text:list-item>
      </text:list>
      <text:p text:style-name="P2"/>
      <text:p text:style-name="P2">Factor de forma</text:p>
      <text:p text:style-name="P16"/>
      <text:p text:style-name="P16">Tamaño, disposición de componentes,alimentación.</text:p>
      <text:p text:style-name="P16"/>
      <text:list xml:id="list1278960753" text:style-name="L2">
        <text:list-item>
          <text:p text:style-name="P41">AT: <text:span text:style-name="T1">Gran tamaño, conectores alimentación deficientes, conectores serie paralelo y din 5</text:span></text:p>
        </text:list-item>
        <text:list-item>
          <text:p text:style-name="P42">Baby AT: Tamaño medio, igual conectores AT, difícil actualizar, más calor.</text:p>
        </text:list-item>
        <text:list-item>
          <text:p text:style-name="P42">ATX: Conectores alimentación seguros, encendido por software, mejor ventilación</text:p>
        </text:list-item>
        <text:list-item>
          <text:p text:style-name="P42">Mini ATX y micro ATX, </text:p>
        </text:list-item>
        <text:list-item>
          <text:p text:style-name="P42">LPX: Ranuras expansión conectadas en h<text:span text:style-name="T2">o</text:span>rizontal a “Riser card”</text:p>
        </text:list-item>
        <text:list-item>
          <text:p text:style-name="P43">BTX: Distribución diferente de componentes</text:p>
        </text:list-item>
        <text:list-item>
          <text:p text:style-name="P43">WTX: Para servidores, emplea cajones extraibles y puertas abatibles.</text:p>
        </text:list-item>
      </text:list>
      <text:p text:style-name="P17"/>
      <text:p text:style-name="P3">Zócalos para el microprocesador</text:p>
      <text:p text:style-name="P17"/>
      <text:p text:style-name="P17">Alberga el m<text:span text:style-name="T3">i</text:span>croprocesador, permite in<text:span text:style-name="T3">s</text:span>talarlo fácilmente.</text:p>
      <text:p text:style-name="P17"/>
      <text:list xml:id="list3597410019" text:style-name="L3">
        <text:list-item>
          <text:p text:style-name="P44">PGA: Gran tamaño, con orificios para patillas.</text:p>
        </text:list-item>
        <text:list-item>
          <text:p text:style-name="P45">ZIF: Similar PGA pero con palanca para extraer el procesador.</text:p>
        </text:list-item>
        <text:list-item>
          <text:p text:style-name="P45">LGA: Zócalo con pines, Mejor distribución energía, mas velocidad BUS</text:p>
        </text:list-item>
        <text:list-item>
          <text:p text:style-name="P45">Slot A / 1 / 2: Inserción en horizontal mediante guías del procesador.</text:p>
        </text:list-item>
      </text:list>
      <text:p text:style-name="P18"/>
      <text:p text:style-name="P4">Memoria principal</text:p>
      <text:p text:style-name="P18"/>
      <text:list xml:id="list3483965269" text:style-name="L4">
        <text:list-item>
          <text:p text:style-name="P46">Antiguamente soldada a placa base.</text:p>
        </text:list-item>
        <text:list-item>
          <text:p text:style-name="P46">Presentada en módulos DIMM con pines y velocidades FBS diferentes.</text:p>
        </text:list-item>
        <text:list-item>
          <text:p text:style-name="P46">Insertadas en placa base mediante zócalos para RAM.</text:p>
        </text:list-item>
        <text:list-item>
          <text:p text:style-name="P47">Posibilidad dual channel.</text:p>
        </text:list-item>
      </text:list>
      <text:p text:style-name="P19"/>
      <text:p text:style-name="P5">El chipset</text:p>
      <text:p text:style-name="P18"/>
      <text:p text:style-name="P20">Controla algunas funciones, soldados a placa base. Dos tipos:</text:p>
      <text:p text:style-name="P20"/>
      <text:list xml:id="list1308606045" text:style-name="L5">
        <text:list-item>
          <text:p text:style-name="P48">Northbridge: Controla uso, frecuencia bus del procesador, memoria, <text:s/>puertos alta velocidad</text:p>
          <text:list>
            <text:list-item>
              <text:p text:style-name="P48">Define tipo, y número de procesadores de la placa.</text:p>
            </text:list-item>
            <text:list-item>
              <text:p text:style-name="P48">Velocidad bus frontal.</text:p>
            </text:list-item>
            <text:list-item>
              <text:p text:style-name="P48">Controlador memoria</text:p>
            </text:list-item>
            <text:list-item>
              <text:p text:style-name="P48">Tipo y cantidad de ram soportada</text:p>
            </text:list-item>
            <text:list-item>
              <text:p text:style-name="P48">Grafica integrada.</text:p>
            </text:list-item>
          </text:list>
        </text:list-item>
        <text:list-item>
          <text:p text:style-name="P49">Southbridge: Controla bus E/S de datos de periféricos, soporte IDE, bus PCI</text:p>
          <text:list>
            <text:list-item>
              <text:p text:style-name="P48">Soporte buses expansión.</text:p>
            </text:list-item>
            <text:list-item>
              <text:p text:style-name="P48">Controladores IDE, SATA, disquetera, ethernet <text:span text:style-name="T6">y sonido.</text:span></text:p>
            </text:list-item>
          </text:list>
        </text:list-item>
      </text:list>
      <text:p text:style-name="P20"/>
      <text:p text:style-name="P6">Ranuras de expansión</text:p>
      <text:p text:style-name="P20"/>
      <text:p text:style-name="P21">Forman parte de un bus que comunica elementos del PC</text:p>
      <text:p text:style-name="P21"/>
      <text:list xml:id="list585673130" text:style-name="L6">
        <text:list-item>
          <text:p text:style-name="P50">Bus de direcciones: indica lugares en memoria de E/L</text:p>
        </text:list-item>
        <text:list-item>
          <text:p text:style-name="P50">Bus de datos: Transmite datos</text:p>
        </text:list-item>
        <text:list-item>
          <text:p text:style-name="P50">Bus de control: Dirige circulación datos</text:p>
        </text:list-item>
      </text:list>
      <text:p text:style-name="P21"/>
      <text:p text:style-name="P21">Ranuras en las que se insertan diferentes tipos de tarjetas.</text:p>
      <text:p text:style-name="P21"/>
      <text:list xml:id="list1969526087" text:style-name="L7">
        <text:list-item>
          <text:p text:style-name="P51">PCI: para tarjetas de sonido, red, video…</text:p>
        </text:list-item>
        <text:list-item>
          <text:p text:style-name="P51">AGP: Para tarjetas gráficas. Versiones x1 a x8. 32 bits.</text:p>
        </text:list-item>
        <text:list-item>
          <text:p text:style-name="P51">PCI Express: Transmite datos en serie a mucha velocidad, conexión en caliente.</text:p>
        </text:list-item>
      </text:list>
      <text:p text:style-name="P20"/>
      <text:p text:style-name="P20"/>
      <text:p text:style-name="P22">El procesador y la memoria ram</text:p>
      <text:p text:style-name="P25"/>
      <text:p text:style-name="P7">El procesador</text:p>
      <text:p text:style-name="P25"/>
      <text:p text:style-name="P26">Realiza operaciones lógicas, decodifica y ejecuta instrucciones de programas.</text:p>
      <text:p text:style-name="P26"/>
      <text:p text:style-name="P26">Elementos del procesador:</text:p>
      <text:list xml:id="list4149301064" text:style-name="L8">
        <text:list-item>
          <text:p text:style-name="P52">Unidad de punto flotante</text:p>
        </text:list-item>
        <text:list-item>
          <text:p text:style-name="P52">Memoria caché L1 y L2</text:p>
        </text:list-item>
        <text:list-item>
          <text:p text:style-name="P52">Bus frontal</text:p>
        </text:list-item>
        <text:list-item>
          <text:p text:style-name="P52">Bus posterior</text:p>
        </text:list-item>
      </text:list>
      <text:p text:style-name="P25"/>
      <text:p text:style-name="P26">La velocidad:</text:p>
      <text:list xml:id="list1631851319" text:style-name="L9">
        <text:list-item>
          <text:p text:style-name="P53">Medida en GHz (múltiplo del Hz)</text:p>
        </text:list-item>
        <text:list-item>
          <text:p text:style-name="P53">Velocidad interna</text:p>
        </text:list-item>
        <text:list-item>
          <text:p text:style-name="P53">Velocidad FSB</text:p>
        </text:list-item>
      </text:list>
      <text:p text:style-name="P26"/>
      <text:p text:style-name="P26">La memoria caché:</text:p>
      <text:list xml:id="list16516892" text:style-name="L10">
        <text:list-item>
          <text:p text:style-name="P54">Rápida y de pequeño tamaño</text:p>
        </text:list-item>
        <text:list-item>
          <text:p text:style-name="P54">Hasta 3 niveles L1, L2, L3.</text:p>
        </text:list-item>
      </text:list>
      <text:p text:style-name="P25"/>
      <text:p text:style-name="P26">Encapsulado:</text:p>
      <text:list xml:id="list763209371" text:style-name="L11">
        <text:list-item>
          <text:p text:style-name="P55">Oblea de silicio adherida a un circuito impreso.</text:p>
          <text:list>
            <text:list-item>
              <text:p text:style-name="P55">DIP: <text:span text:style-name="T7">dos hileras de patas</text:span></text:p>
            </text:list-item>
            <text:list-item>
              <text:p text:style-name="P55">PLCC: <text:span text:style-name="T7">hileras de patas en todos sus lados</text:span></text:p>
            </text:list-item>
            <text:list-item>
              <text:p text:style-name="P55">PGA: <text:span text:style-name="T7">Patillas en toda la base</text:span></text:p>
            </text:list-item>
            <text:list-item>
              <text:p text:style-name="P55">BGA: <text:span text:style-name="T7">Contactos en toda la base</text:span></text:p>
            </text:list-item>
          </text:list>
        </text:list-item>
      </text:list>
      <text:p text:style-name="P26"/>
      <text:p text:style-name="P27">Alimentación y refrigeración:</text:p>
      <text:list xml:id="list210245812" text:style-name="L12">
        <text:list-item>
          <text:p text:style-name="P56">Voltaje externo</text:p>
        </text:list-item>
        <text:list-item>
          <text:p text:style-name="P56">Voltaje interno</text:p>
        </text:list-item>
        <text:list-item>
          <text:p text:style-name="P56">TDP: Cantidad de calor a disipar por el ventilador.</text:p>
          <text:list>
            <text:list-item>
              <text:p text:style-name="P56">Pasta térmica</text:p>
            </text:list-item>
            <text:list-item>
              <text:p text:style-name="P56">Disipador</text:p>
            </text:list-item>
            <text:list-item>
              <text:p text:style-name="P56">Ventilador</text:p>
            </text:list-item>
          </text:list>
        </text:list-item>
      </text:list>
      <text:p text:style-name="P8">La memoria RAM<text:span text:style-name="T4"> </text:span><text:span text:style-name="T5">(volátil)</text:span></text:p>
      <text:p text:style-name="P25"/>
      <text:p text:style-name="P28">Encargada de almacenar datos para la CPU</text:p>
      <text:list xml:id="list3724562120" text:style-name="L13">
        <text:list-item>
          <text:p text:style-name="P57">Principal (RAM)</text:p>
        </text:list-item>
        <text:list-item>
          <text:p text:style-name="P57">Caché (L1, L2)</text:p>
        </text:list-item>
        <text:list-item>
          <text:p text:style-name="P57">CMOS: guarda configuración equipo.</text:p>
        </text:list-item>
        <text:list-item>
          <text:p text:style-name="P57">De lectura (ROM): guarda BIOS</text:p>
        </text:list-item>
        <text:list-item>
          <text:p text:style-name="P57">De video: Empleada en gráficas.</text:p>
        </text:list-item>
      </text:list>
      <text:p text:style-name="P28"/>
      <text:p text:style-name="P28">Parámetros de memoria:</text:p>
      <text:list xml:id="list175158070" text:style-name="L14">
        <text:list-item>
          <text:p text:style-name="P58">Velocidad: en MHz, operaciones / segundo que realiza.</text:p>
        </text:list-item>
        <text:list-item>
          <text:p text:style-name="P58">Tasa de transferencia: En MB/s o GB/S</text:p>
        </text:list-item>
        <text:list-item>
          <text:p text:style-name="P58">Dual channel</text:p>
        </text:list-item>
        <text:list-item>
          <text:p text:style-name="P58">Tiempo de acceso: tiempo CPU en acceder a RAM</text:p>
        </text:list-item>
        <text:list-item>
          <text:p text:style-name="P58">Latencia CAS: Tiempo entre petición de lectura y salida por pines.</text:p>
        </text:list-item>
        <text:list-item>
          <text:p text:style-name="P58">ECC: detecta y corrige errores de datos en <text:span text:style-name="T8">RAM</text:span>.</text:p>
        </text:list-item>
      </text:list>
      <text:p text:style-name="P29"/>
      <text:p text:style-name="P29">Tipos de ram:</text:p>
      <text:list xml:id="list3583713912" text:style-name="L15">
        <text:list-item>
          <text:p text:style-name="P59">SRAM: Memoria estática, usada como caché</text:p>
        </text:list-item>
        <text:list-item>
          <text:p text:style-name="P59">DRAM: Memoria dinámica (se reescribe), usada como principal</text:p>
          <text:list>
            <text:list-item>
              <text:p text:style-name="P59">SDRAM</text:p>
            </text:list-item>
            <text:list-item>
              <text:p text:style-name="P59">DDR SDRAM: DDR1, DDR2…</text:p>
              <text:list>
                <text:list-item>
                  <text:p text:style-name="P60">Doble velocidad de datos</text:p>
                </text:list-item>
                <text:list-item>
                  <text:p text:style-name="P60">Transfiere datos por dos canales con cada pulso de reloj</text:p>
                </text:list-item>
                <text:list-item>
                  <text:p text:style-name="P60">Presentado en módulos DIMM</text:p>
                </text:list-item>
                <text:list-item>
                  <text:p text:style-name="P60">Diferentes cantidades de pines, capacidad y velocidad.</text:p>
                </text:list-item>
              </text:list>
            </text:list-item>
          </text:list>
        </text:list-item>
        <text:list-item>
          <text:p text:style-name="P60">VRAM: Para tarjetas gráficas.</text:p>
          <text:list>
            <text:list-item>
              <text:p text:style-name="P60">GDDR SDRAM</text:p>
            </text:list-item>
            <text:list-item>
              <text:p text:style-name="P60">RAM extendida: Para gráficas integradas, emplea memoria principal.</text:p>
            </text:list-item>
          </text:list>
        </text:list-item>
      </text:list>
      <text:p text:style-name="P30"/>
      <text:p text:style-name="P30">Módulos de memoria:</text:p>
      <text:list xml:id="list1802065020" text:style-name="L16">
        <text:list-item>
          <text:p text:style-name="P61">SIP</text:p>
        </text:list-item>
        <text:list-item>
          <text:p text:style-name="P62">DIP</text:p>
        </text:list-item>
        <text:list-item>
          <text:p text:style-name="P62">SIMM</text:p>
        </text:list-item>
        <text:list-item>
          <text:p text:style-name="P62">DIMM</text:p>
        </text:list-item>
        <text:list-item>
          <text:p text:style-name="P62">DIMM DDR</text:p>
        </text:list-item>
        <text:list-item>
          <text:p text:style-name="P62">GDDR</text:p>
        </text:list-item>
      </text:list>
      <text:p text:style-name="P25"/>
      <text:p text:style-name="P25"/>
      <text:p text:style-name="P23">Conectores internos y externos de la placa base</text:p>
      <text:p text:style-name="P25"/>
      <text:p text:style-name="P9">Conectores internos</text:p>
      <text:list xml:id="list1973021299" text:style-name="L17">
        <text:list-item>
          <text:p text:style-name="P63">Puer<text:span text:style-name="T9">t</text:span>o IDE: Para dispositivos de almacenamiento masivo, 40 pines. Maestro/esclavo.</text:p>
        </text:list-item>
        <text:list-item>
          <text:p text:style-name="P63">Puerto FDD: Para disqueteras, 34 pines.</text:p>
        </text:list-item>
        <text:list-item>
          <text:p text:style-name="P63">Puerto SATA: Para dispositivos de almacenamiento masivo, no maestro/esclavo, <text:span text:style-name="T10">sin limite.</text:span></text:p>
        </text:list-item>
        <text:list-item>
          <text:p text:style-name="P64">Conectores puerto USB: Conecta USB de caja a placa.</text:p>
        </text:list-item>
        <text:list-item>
          <text:p text:style-name="P64">Conectores panel frontal: Para encendido, luces y speaker de caja.</text:p>
        </text:list-item>
        <text:list-item>
          <text:p text:style-name="P64">Conector CD-IN: Permite uso de CD/DVD como reproductor.</text:p>
        </text:list-item>
        <text:list-item>
          <text:p text:style-name="P64">Conector SPDIF: E/S sonido digital.</text:p>
        </text:list-item>
        <text:list-item>
          <text:p text:style-name="P65">Conectores energía: ATX de 4pines y ATX de 20 o 24 pines, 12V</text:p>
        </text:list-item>
      </text:list>
      <text:p text:style-name="P31"/>
      <text:p text:style-name="P10">Conectores externos<text:span text:style-name="T4">:</text:span></text:p>
      <text:list xml:id="list557367052" text:style-name="L18">
        <text:list-item>
          <text:p text:style-name="P66">Puerto mini-Din: 6 pines, diferente color para teclado/ratón.</text:p>
        </text:list-item>
        <text:list-item>
          <text:p text:style-name="P66">Puerto serie: de 9 o 25 pines, bit a bit en serie asíncrona.</text:p>
        </text:list-item>
        <text:list-item>
          <text:p text:style-name="P66">Puerto paralelo: 25 pines, 8 bits simultáneos, hembra en Pc, para impresoras.</text:p>
        </text:list-item>
        <text:list-item>
          <text:p text:style-name="P66">FireWire: Alta velocidad, plug &amp; play, hasta 63 dispositivos, desde 50 hasta 400MB/s</text:p>
        </text:list-item>
        <text:list-item>
          <text:p text:style-name="P67">Puerto USB</text:p>
          <text:list>
            <text:list-item>
              <text:p text:style-name="P67">Periféricos de alta y baja velocidad</text:p>
            </text:list-item>
            <text:list-item>
              <text:p text:style-name="P67">Puerto serie más rápido</text:p>
            </text:list-item>
            <text:list-item>
              <text:p text:style-name="P67">Plug &amp; play</text:p>
            </text:list-item>
            <text:list-item>
              <text:p text:style-name="P67">Velocidades entre 1,5MB/s y 2,5GB/s</text:p>
            </text:list-item>
            <text:list-item>
              <text:p text:style-name="P67">127 dispositivos simultáneos</text:p>
            </text:list-item>
            <text:list-item>
              <text:p text:style-name="P67">Transmite energía</text:p>
            </text:list-item>
          </text:list>
        </text:list-item>
        <text:list-item>
          <text:p text:style-name="P67">Conector de red: Conecta a red ethernet.</text:p>
        </text:list-item>
        <text:list-item>
          <text:p text:style-name="P67">Conector audio: Mini-jack de 3,5mm, codificado con colores.</text:p>
        </text:list-item>
        <text:list-item>
          <text:p text:style-name="P67">Puerto DVI: Proporciona señal analógica y digital.</text:p>
        </text:list-item>
        <text:list-item>
          <text:p text:style-name="P68">Puerto VGA: Conector analógico de 15 pins DB-15</text:p>
        </text:list-item>
        <text:list-item>
          <text:p text:style-name="P68">Puerto MIDI: Conector para joystics de 15 pines.</text:p>
        </text:list-item>
        <text:list-item>
          <text:p text:style-name="P68">HDMI: Interfaz de video y audio sin compresión.</text:p>
          <text:list>
            <text:list-item>
              <text:p text:style-name="P68">A: 19 pines</text:p>
            </text:list-item>
            <text:list-item>
              <text:p text:style-name="P68">B: 29 pines, mayor resolución</text:p>
            </text:list-item>
            <text:list-item>
              <text:p text:style-name="P68">C y D: versiones mini con 19 pines</text:p>
            </text:list-item>
          </text:list>
        </text:list-item>
        <text:list-item>
          <text:p text:style-name="P68">Puerto eSATA: Conecta dispositivos SATA externos.</text:p>
        </text:list-item>
        <text:list-item>
          <text:p text:style-name="P68">DisplayPort: Rival HDMI de 20 pines</text:p>
        </text:list-item>
        <text:list-item>
          <text:p text:style-name="P68">Thunderbolt: De alta velocidad con tecnología óptica.</text:p>
          <text:list>
            <text:list-item>
              <text:p text:style-name="P68">Hasta 20GB/s</text:p>
            </text:list-item>
            <text:list-item>
              <text:p text:style-name="P68">Hasta 100W de potencia eléctrica.</text:p>
            </text:list-item>
            <text:list-item>
              <text:p text:style-name="P68">Compatible USB-C 3.1</text:p>
            </text:list-item>
          </text:list>
        </text:list-item>
      </text:list>
      <text:p text:style-name="P32"/>
      <text:p text:style-name="P24">Almacenamiento masivo secundario</text:p>
      <text:p text:style-name="P25"/>
      <text:p text:style-name="P32">Llamado memoria secundaria, gran capacidad almacenamiento y más lento que RAM</text:p>
      <text:p text:style-name="P32"/>
      <text:p text:style-name="P11">Estructura física del disco duro</text:p>
      <text:p text:style-name="P11"/>
      <text:p text:style-name="P33">Funcionamiento:</text:p>
      <text:list xml:id="list567722170" text:style-name="L19">
        <text:list-item>
          <text:p text:style-name="P69">Posee p<text:span text:style-name="T12">i</text:span>la de discos llamados platos, estos giran a velocidad constante.</text:p>
        </text:list-item>
        <text:list-item>
          <text:p text:style-name="P69">Cada plato tiene 2 caras.</text:p>
        </text:list-item>
        <text:list-item>
          <text:p text:style-name="P69">Cada cara tiene un cabezal que se desplazan por el disco con un brazo.</text:p>
        </text:list-item>
      </text:list>
      <text:p text:style-name="P33">Partes importantes:</text:p>
      <text:list xml:id="list4092434290" text:style-name="L20">
        <text:list-item>
          <text:p text:style-name="P71">Cabeza: para L/E, una por cara</text:p>
        </text:list-item>
        <text:list-item>
          <text:p text:style-name="P71">Pistas: Anillos en los que se divide una cara</text:p>
        </text:list-item>
        <text:list-item>
          <text:p text:style-name="P71">Cilindro: Todas las pistas de un<text:span text:style-name="T12">a</text:span> posición de las cabezas.</text:p>
        </text:list-item>
        <text:list-item>
          <text:p text:style-name="P71">Sector: Tramos iguales en los que se divide una pista, 512bytes</text:p>
        </text:list-item>
        <text:list-item>
          <text:p text:style-name="P72">Clúster: Grupo de sectores, minimo L/E de un SO.</text:p>
        </text:list-item>
      </text:list>
      <text:p text:style-name="P34"/>
      <text:p text:style-name="P12">Geometría del disco duro</text:p>
      <text:p text:style-name="P25"/>
      <text:p text:style-name="P34">Capacidad = Nº Cilindros x Nº sectores pista x Nº Cabezas x Nº bytes/sector</text:p>
      <text:p text:style-name="P25"/>
      <text:list xml:id="list2977647836" text:style-name="L21">
        <text:list-item>
          <text:p text:style-name="P74">La geometría CHS no permite discos de más de 528MB</text:p>
        </text:list-item>
        <text:list-item>
          <text:p text:style-name="P74">LBA permite usarlos, esta identifica sectores mediante números consecutivos.</text:p>
        </text:list-item>
      </text:list>
      <text:p text:style-name="P25"/>
      <text:p text:style-name="P35">Estructura lógica:</text:p>
      <text:list xml:id="list1750955446" text:style-name="L22">
        <text:list-item>
          <text:p text:style-name="P75">Sector de arranque: Primer sector DD, almacena tabla particiones y programa master boot</text:p>
        </text:list-item>
        <text:list-item>
          <text:p text:style-name="P75">Espacio particionado: Espacio del DD asignado a una partición.</text:p>
        </text:list-item>
        <text:list-item>
          <text:p text:style-name="P75">Partición: División lógica del DD tratada como otro DD.</text:p>
          <text:list>
            <text:list-item>
              <text:p text:style-name="P75">Definidas por cilindros, empiezan en la pista de un cilindro y terminan en la de otro.</text:p>
            </text:list-item>
          </text:list>
        </text:list-item>
        <text:list-item>
          <text:p text:style-name="P75">Espacio sin particionar: Sin partición asignada.</text:p>
        </text:list-item>
      </text:list>
      <text:p text:style-name="P36"/>
      <text:p text:style-name="P13">Características de un disco duro</text:p>
      <text:p text:style-name="P36"/>
      <text:list xml:id="list4186857685" text:style-name="L23">
        <text:list-item>
          <text:p text:style-name="P76">Capacidad de almacenamiento: Redondeo fabricantes 1000, real 1024</text:p>
        </text:list-item>
        <text:list-item>
          <text:p text:style-name="P76">Modo de transferencia:</text:p>
          <text:list>
            <text:list-item>
              <text:p text:style-name="P76">PIO: Diferentes velocidades, de modo 1 a 4</text:p>
            </text:list-item>
            <text:list-item>
              <text:p text:style-name="P76">DMA: varias velocidades, desde DMA 16 a DMA 166</text:p>
              <text:list>
                <text:list-item>
                  <text:p text:style-name="P76">Permite <text:span text:style-name="T11">a componentes PC </text:span>acceder a memoria independientemente de CPU</text:p>
                </text:list-item>
                <text:list-item>
                  <text:p text:style-name="P76">Permite a componentes de PC comunicarse con CPU sin carga adicional.</text:p>
                </text:list-item>
              </text:list>
            </text:list-item>
          </text:list>
        </text:list-item>
        <text:list-item>
          <text:p text:style-name="P77">Tiempo de acceso: Tiempo de cabezas en colocarse en un sector.</text:p>
        </text:list-item>
        <text:list-item>
          <text:p text:style-name="P77">Tiempo de búsqueda: Tiempo cabezas en cambiar de pista.</text:p>
        </text:list-item>
        <text:list-item>
          <text:p text:style-name="P77">Velocidad rotación: En rpm</text:p>
        </text:list-item>
        <text:list-item>
          <text:p text:style-name="P77">Latencia: Tiempo del disco en dar una vuelta.</text:p>
        </text:list-item>
        <text:list-item>
          <text:p text:style-name="P77">Caché de disco: Almacena datos y evita movimiento de cabezales.</text:p>
        </text:list-item>
        <text:list-item>
          <text:p text:style-name="P77">Interfaz: Mecanismo conexión del DD y el equipo.</text:p>
          <text:list>
            <text:list-item>
              <text:p text:style-name="P77">SATA o IDE (PC y laptop)</text:p>
            </text:list-item>
            <text:list-item>
              <text:p text:style-name="P77">SATA e iSCSI: Servidores.</text:p>
            </text:list-item>
            <text:list-item>
              <text:p text:style-name="P77">USB, FireWire, eSATA: externos.</text:p>
            </text:list-item>
          </text:list>
        </text:list-item>
        <text:list-item>
          <text:p text:style-name="P77">Otros: Tamaño, ruido, Tª funcionamiento, Tolerancia golpes y vibraciones, precio.</text:p>
        </text:list-item>
      </text:list>
      <text:p text:style-name="P37"/>
      <text:p text:style-name="P14">Tipos de dispositivos<text:span text:style-name="T4">:</text:span></text:p>
      <text:p text:style-name="P36"/>
      <text:list xml:id="list1362762728" text:style-name="L24">
        <text:list-item>
          <text:p text:style-name="P78">IDE: </text:p>
          <text:list>
            <text:list-item>
              <text:p text:style-name="P78">Conectados con cable de 3 conectores y 40 pines</text:p>
            </text:list-item>
            <text:list-item>
              <text:p text:style-name="P78">Placas dos conectores como máximo</text:p>
            </text:list-item>
            <text:list-item>
              <text:p text:style-name="P78">Maestro/esclavo</text:p>
            </text:list-item>
            <text:list-item>
              <text:p text:style-name="P78">Conector Molex para alimentación</text:p>
            </text:list-item>
          </text:list>
        </text:list-item>
        <text:list-item>
          <text:p text:style-name="P78">SATA: </text:p>
          <text:list>
            <text:list-item>
              <text:p text:style-name="P79">Velocidad de 150MB/s (sata1) hasta 600MB/s (sata6)</text:p>
            </text:list-item>
            <text:list-item>
              <text:p text:style-name="P79">Jumpers configuran velocidad.</text:p>
            </text:list-item>
            <text:list-item>
              <text:p text:style-name="P79">No maestro/esclavo</text:p>
            </text:list-item>
            <text:list-item>
              <text:p text:style-name="P79">Li<text:span text:style-name="T12">mi</text:span>te <text:span text:style-name="T12">de </text:span>conectores lo pone placa.</text:p>
            </text:list-item>
          </text:list>
        </text:list-item>
        <text:list-item>
          <text:p text:style-name="P79">SSD:</text:p>
          <text:list>
            <text:list-item>
              <text:p text:style-name="P79">Formados por chip de memoria flash</text:p>
              <text:list>
                <text:list-item>
                  <text:p text:style-name="P79">DRAM: necesitan alimentación.</text:p>
                </text:list-item>
                <text:list-item>
                  <text:p text:style-name="P79">Flash NAND: mas lentos, no volátiles.</text:p>
                </text:list-item>
              </text:list>
            </text:list-item>
            <text:list-item>
              <text:p text:style-name="P80">Compuestos por:</text:p>
              <text:list>
                <text:list-item>
                  <text:p text:style-name="P80">Controladora: procesador que administra NAND</text:p>
                </text:list-item>
                <text:list-item>
                  <text:p text:style-name="P80">Caché</text:p>
                </text:list-item>
                <text:list-item>
                  <text:p text:style-name="P80">Condensador: Mantiene datos caché</text:p>
                </text:list-item>
              </text:list>
            </text:list-item>
            <text:list-item>
              <text:p text:style-name="P80">Protocolos:</text:p>
              <text:list>
                <text:list-item>
                  <text:p text:style-name="P80">NVMe: Optimizado para altas velocidades, emplea PCI-Express, has 3,5GB/s</text:p>
                </text:list-item>
              </text:list>
            </text:list-item>
          </text:list>
        </text:list-item>
      </text:list>
      <text:p text:style-name="P39"/>
      <text:p text:style-name="P15">Raid</text:p>
      <text:p text:style-name="P39"/>
      <text:p text:style-name="P39">Sistema de almacenamiento que usa múltiples discos entre los que distribuye o replica datos.</text:p>
      <text:list xml:id="list810025913" text:style-name="L25">
        <text:list-item>
          <text:p text:style-name="P81">RAID 0: Distribuye datos por igual entre 2 o más discos.</text:p>
        </text:list-item>
        <text:list-item>
          <text:p text:style-name="P81">RAID 1: Crea una copia exacta de los datos en 2 o más discos.</text:p>
        </text:list-item>
        <text:list-item>
          <text:p text:style-name="P81">RAID 5: Reparte los datos a nivel de bloques repartiendo la info de seguridad, 3 discos mín</text:p>
        </text:list-item>
        <text:list-item>
          <text:p text:style-name="P81">RAID Anidados: RAID dentro de otros RAID, 0+1, 1+0, 3+0, 1+0+0</text:p>
        </text:list-item>
        <text:list-item>
          <text:p text:style-name="P81">Array de discos: Conjunto de DD agrupados para aumentar capacidad y reducir fallo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6:30:56.274753412</meta:creation-date>
    <dc:date>2023-12-14T09:21:06.661197952</dc:date>
    <meta:editing-duration>PT2H1M32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5" meta:paragraph-count="220" meta:word-count="1481" meta:character-count="8488" meta:non-whitespace-character-count="7400"/>
  </office:meta>
</office:document-meta>
</file>